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1" svg:font-family="'Liberation Serif'" style:font-pitch="variable"/>
    <style:font-face style:name="Monospace1" svg:font-family="Monospac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Monospace"/>
    </style:style>
    <style:style style:name="P2" style:family="paragraph" style:parent-style-name="Standard">
      <style:text-properties style:font-name="Monospace" officeooo:rsid="00056f71" officeooo:paragraph-rsid="00056f71"/>
    </style:style>
    <style:style style:name="P3" style:family="paragraph" style:parent-style-name="Standard">
      <style:text-properties style:font-name="Monospace" officeooo:paragraph-rsid="00056f71"/>
    </style:style>
    <style:style style:name="P4" style:family="paragraph" style:parent-style-name="Standard">
      <style:text-properties style:font-name="Monospace" fo:font-size="18pt" fo:font-weight="bold" officeooo:rsid="00056f71" officeooo:paragraph-rsid="00056f71" style:font-size-asian="18pt" style:font-weight-asian="bold" style:font-size-complex="18pt" style:font-weight-complex="bold"/>
    </style:style>
    <style:style style:name="P5" style:family="paragraph" style:parent-style-name="Standard">
      <style:text-properties style:font-name="Monospace" officeooo:paragraph-rsid="0007b0bd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style:font-name="Monospace" fo:font-weight="bold" officeooo:paragraph-rsid="00056f71" style:font-weight-asian="bold" style:font-weight-complex="bold"/>
    </style:style>
    <style:style style:name="P7" style:family="paragraph" style:parent-style-name="Text_20_body">
      <style:paragraph-properties fo:margin-left="1.251cm" fo:margin-right="0cm" fo:text-indent="0cm" style:auto-text-indent="false"/>
      <style:text-properties style:font-name="Monospace" fo:font-weight="bold" style:font-weight-asian="bold" style:font-weight-complex="bold"/>
    </style:style>
    <style:style style:name="P8" style:family="paragraph" style:parent-style-name="Text_20_body">
      <style:text-properties style:font-name="Monospace"/>
    </style:style>
    <style:style style:name="P9" style:family="paragraph" style:parent-style-name="Text_20_body">
      <style:text-properties style:font-name="Monospace" loext:padding="0cm" loext:border="none"/>
    </style:style>
    <style:style style:name="P10" style:family="paragraph" style:parent-style-name="Text_20_body">
      <style:text-properties style:font-name="Monospace" fo:font-weight="normal" officeooo:rsid="00056f71" officeooo:paragraph-rsid="00056f71" style:font-weight-asian="normal" style:font-weight-complex="normal" loext:padding="0cm" loext:border="none"/>
    </style:style>
    <style:style style:name="P11" style:family="paragraph" style:parent-style-name="Text_20_body">
      <style:text-properties style:font-name="Monospace" officeooo:paragraph-rsid="0006d16e"/>
    </style:style>
    <style:style style:name="P12" style:family="paragraph">
      <loext:graphic-properties draw:fill="none" draw:fill-color="#ffffff"/>
    </style:style>
    <style:style style:name="T1" style:family="text">
      <style:text-properties officeooo:rsid="00056f71"/>
    </style:style>
    <style:style style:name="T2" style:family="text">
      <style:text-properties fo:font-weight="bold" officeooo:rsid="00056f71" style:font-weight-asian="bold" style:font-weight-complex="bold"/>
    </style:style>
    <style:style style:name="T3" style:family="text">
      <style:text-properties fo:font-weight="bold" officeooo:rsid="0007b0bd" style:font-weight-asian="bold" style:font-weight-complex="bold"/>
    </style:style>
    <style:style style:name="T4" style:family="text">
      <style:text-properties officeooo:rsid="000582f4"/>
    </style:style>
    <style:style style:name="T5" style:family="text">
      <style:text-properties officeooo:rsid="0006d16e"/>
    </style:style>
    <style:style style:name="T6" style:family="text">
      <style:text-properties officeooo:rsid="000a429a"/>
    </style:style>
    <style:style style:name="T7" style:family="text">
      <style:text-properties style:font-name="Monospace" fo:font-size="12pt"/>
    </style:style>
    <style:style style:name="gr1" style:family="graphic">
      <style:graphic-properties draw:stroke="none" svg:stroke-color="#000000" draw:fill="none" draw:fill-color="#ffffff" fo:min-height="3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aila Morena</text:p>
      <text:p text:style-name="P2">Zucchero 2001.</text:p>
      <text:p text:style-name="P2"/>
      <text:p text:style-name="P3">Baila...Let me see you dance baby<text:line-break/></text:p>
      <text:p text:style-name="P5"><text:span text:style-name="T6">gm7 C gm <text:tab/><text:tab/><text:tab/><text:tab/><text:tab/><text:tab/><text:tab/><text:tab/><text:tab/>120</text:span><text:line-break/>Adesso credo nei miracoli, <text:line-break/>in questa notte di tequila boom b</text:p>
      <text:p text:style-name="P5">oom. <text:line-break/>Sei cosa, sexy cosa, sexy thing, <text:line-break/>Ti ho messo gli occhi addosso... e lo sai. <text:span text:style-name="T2">Lick</text:span></text:p>
      <text:p text:style-name="P3"/>
      <text:p text:style-name="P3"><draw:frame text:anchor-type="paragraph" draw:z-index="0" draw:style-name="gr1" draw:text-style-name="P12" svg:width="7.046cm" svg:height="3.142cm" svg:x="11.74cm" svg:y="0.268cm"><draw:text-box><text:p><text:span text:style-name="T7"/></text:p><text:p><text:span text:style-name="T7">Lick: </text:span></text:p><text:p><text:span text:style-name="T7">gm <text:s text:c="5"/>C</text:span></text:p><text:p><text:span text:style-name="T7">|--------|--------|</text:span><text:span text:style-name="T7"><text:line-break/></text:span><text:span text:style-name="T7">|66666665|-5555555|</text:span><text:span text:style-name="T7"><text:line-break/></text:span><text:span text:style-name="T7">|77777775|-5555555|</text:span></text:p></draw:text-box></draw:frame>Che devi avere un caos dentro di te <text:line-break/>per far fiorire una stella che balla. <text:line-break/>Inferno e paradiso dentro di te, <text:line-break/>la luna è un sole guarda come brilla. </text:p>
      <text:p text:style-name="P2"/>
      <text:p text:style-name="P6"><text:span text:style-name="T4">cm <text:s text:c="3"/>F <text:s text:c="15"/>gm <text:s text:c="2"/>B/F</text:span><text:line-break/>Baby, the night is on fire. </text:p>
      <text:p text:style-name="P6"><text:s text:c="7"/><text:span text:style-name="T1">F</text:span><text:line-break/>Siamo fiamme nel cielo, <text:line-break/> <text:span text:style-name="T1">D7#9</text:span><text:line-break/>lampi in mezzo al buio... What you say?<text:line-break/><text:line-break/> <text:span text:style-name="T1">gm <text:s text:c="2"/>Ebsus2 <text:s text:c="3"/>B <text:s text:c="3"/>F/A </text:span></text:p>
      <text:p text:style-name="P7">Baila, baila morena, <text:line-break/> <text:span text:style-name="T1">F <text:s text:c="16"/>gm </text:span><text:line-break/>sotto questa luna piena, <text:line-break/>under the moonlight, <text:line-break/>under the moonlight. <text:span text:style-name="T1">(Lick)</text:span></text:p>
      <text:p text:style-name="P8">Vai chica vai cocca che mi sa, cocca <text:line-break/>che questa sera qualche cosa ti tocca. <text:line-break/>Ho un cuore d'oro sai il cuore di un santo <text:line-break/>per cosi' poco me la merito tanto.</text:p>
      <text:p text:style-name="P9"><text:tab/><text:span text:style-name="T2">Chorus<text:line-break/><text:tab/>Baila ...</text:span></text:p>
      <text:p text:style-name="P10"><text:span text:style-name="T1">g</text:span>m – C/<text:span text:style-name="T4">G</text:span> (<text:span text:style-name="T5">yeah yeah <text:s/>- </text:span>Set me free)</text:p>
      <text:p text:style-name="P11"><text:span text:style-name="T1">gm<text:line-break/></text:span>You got me hurtin so bad, so bad <text:span text:style-name="T4">(yeaaaah – come on now)</text:span><text:line-break/>I got to have it, so bad <text:span text:style-name="T4">(D7#9)</text:span> What you <text:span text:style-name="T4"><text:s/></text:span>say? <text:span text:style-name="T4">(what you saaaayeeeah)</text:span></text:p>
      <text:p text:style-name="P8"><text:tab/><text:span text:style-name="T2">Baila</text:span></text:p>
      <text:p text:style-name="P8"><text:span text:style-name="T2"><text:s text:c="5"/></text:span><text:span text:style-name="T3">Daila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1" svg:font-family="'Liberation Serif'" style:font-pitch="variable"/>
    <style:font-face style:name="Monospace1" svg:font-family="Monospac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utzer </meta:initial-creator>
    <meta:creation-date>2016-02-14T11:52:29.479987797</meta:creation-date>
    <dc:date>2017-12-07T18:49:47.322976794</dc:date>
    <dc:creator>benutzer </dc:creator>
    <meta:editing-duration>PT1H12M44S</meta:editing-duration>
    <meta:editing-cycles>5</meta:editing-cycles>
    <meta:generator>LibreOffice/5.1.6.2$Linux_X86_64 LibreOffice_project/10m0$Build-2</meta:generator>
    <meta:printed-by>benutzer </meta:printed-by>
    <meta:print-date>2017-02-09T16:30:52.654795288</meta:print-date>
    <meta:document-statistic meta:table-count="0" meta:image-count="0" meta:object-count="0" meta:page-count="1" meta:paragraph-count="15" meta:word-count="187" meta:character-count="1018" meta:non-whitespace-character-count="752"/>
  </office:meta>
</office:document-meta>
</file>